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BA34398F61533B0.png" manifest:media-type="image/png"/>
  <manifest:file-entry manifest:full-path="Pictures/10000000000005560000030014683B7F9E7F7C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9bc" officeooo:paragraph-rsid="001019bc"/>
    </style:style>
    <style:style style:name="P2" style:family="paragraph" style:parent-style-name="Standard">
      <style:paragraph-properties fo:text-align="end" style:justify-single-word="false"/>
      <style:text-properties officeooo:rsid="001019bc" officeooo:paragraph-rsid="001019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 </text:p>
      <text:p text:style-name="P2"><draw:frame draw:style-name="fr1" draw:name="Imagen1" text:anchor-type="paragraph" svg:width="17.59cm" svg:height="9.888cm" draw:z-index="0"><draw:image xlink:href="Pictures/10000000000005560000030014683B7F9E7F7C1A.png" xlink:type="simple" xlink:show="embed" xlink:actuate="onLoad" loext:mime-type="image/png"/></draw:frame><draw:frame draw:style-name="fr2" draw:name="Imagen2" text:anchor-type="paragraph" svg:x="0.212cm" svg:y="11.06cm" svg:width="17.59cm" svg:height="9.888cm" draw:z-index="1"><draw:image xlink:href="Pictures/1000000000000556000003009BA34398F61533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4:06:16.126202392</meta:creation-date>
    <dc:date>2020-10-08T14:17:15.596487119</dc:date>
    <meta:editing-duration>PT49S</meta:editing-duration>
    <meta:editing-cycles>1</meta:editing-cycles>
    <meta:document-statistic meta:table-count="0" meta:image-count="2" meta:object-count="0" meta:page-count="1" meta:paragraph-count="1" meta:word-count="3" meta:character-count="18" meta:non-whitespace-character-count="15"/>
    <meta:generator>LibreOffice/6.1.5.2$Linux_X86_64 LibreOffice_project/10$Build-2</meta:generator>
  </office:meta>
</office:document-meta>
</file>